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fa6" officeooo:paragraph-rsid="0009dfa6"/>
    </style:style>
    <style:style style:name="P2" style:family="paragraph" style:parent-style-name="Standard">
      <style:paragraph-properties fo:margin-left="2.501cm" fo:margin-right="0cm" fo:text-indent="0cm" style:auto-text-indent="false"/>
      <style:text-properties officeooo:rsid="0009dfa6" officeooo:paragraph-rsid="0009dfa6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fo:color="#000000" loext:opacity="100%" officeooo:rsid="0009dfa6" officeooo:paragraph-rsid="0009dfa6"/>
    </style:style>
    <style:style style:name="P4" style:family="paragraph" style:parent-style-name="Standard">
      <style:paragraph-properties fo:margin-left="2.501cm" fo:margin-right="0cm" fo:text-indent="0cm" style:auto-text-indent="false"/>
      <style:text-properties style:use-window-font-color="true" loext:opacity="0%" officeooo:rsid="0009dfa6" officeooo:paragraph-rsid="0009dfa6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fo:color="#ff0000" loext:opacity="100%" officeooo:rsid="000aee81" officeooo:paragraph-rsid="0009dfa6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style:use-window-font-color="true" loext:opacity="0%" officeooo:rsid="0009dfa6" officeooo:paragraph-rsid="0009dfa6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style:use-window-font-color="true" loext:opacity="0%" officeooo:rsid="0009dfa6" officeooo:paragraph-rsid="0009dfa6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style:use-window-font-color="true" loext:opacity="0%" officeooo:rsid="000bf1fe" officeooo:paragraph-rsid="000bf1fe"/>
    </style:style>
    <style:style style:name="P9" style:family="paragraph" style:parent-style-name="Standard">
      <style:text-properties officeooo:rsid="0009dfa6" officeooo:paragraph-rsid="0009dfa6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officeooo:rsid="0009dfa6" officeooo:paragraph-rsid="0009dfa6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0bf1fe" officeooo:paragraph-rsid="000bf1fe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officeooo:rsid="000bf1fe" officeooo:paragraph-rsid="000bf1fe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0a9b38"/>
    </style:style>
    <style:style style:name="T3" style:family="text">
      <style:text-properties officeooo:rsid="000a9b38"/>
    </style:style>
    <style:style style:name="T4" style:family="text">
      <style:text-properties officeooo:rsid="000aee81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officeooo:rsid="000aee81"/>
    </style:style>
    <style:style style:name="T7" style:family="text">
      <style:text-properties fo:color="#ff0000" loext:opacity="100%" officeooo:rsid="000bf1fe"/>
    </style:style>
    <style:style style:name="T8" style:family="text">
      <style:text-properties officeooo:rsid="000ba65b"/>
    </style:style>
    <style:style style:name="T9" style:family="text">
      <style:text-properties officeooo:rsid="000bf1fe"/>
    </style:style>
    <style:style style:name="T10" style:family="text">
      <style:text-properties officeooo:rsid="0009dfa6"/>
    </style:style>
    <style:style style:name="T11" style:family="text">
      <style:text-properties officeooo:rsid="000d59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onte progression annuelle TG</text:p>
      <text:p text:style-name="P1"/>
      <text:p text:style-name="P1">17 fiches :</text:p>
      <text:p text:style-name="P1"/>
      <text:p text:style-name="P1">1 fiche :</text:p>
      <text:p text:style-name="P1"><text:tab/>Définition + analyse conceptuelle</text:p>
      <text:p text:style-name="P1"><text:tab/>Trois thèses : argumentation, 1 exemple, une critique</text:p>
      <text:p text:style-name="P1"><text:tab/><text:tab/>w autres notions impliquées</text:p>
      <text:p text:style-name="P1"/>
      <text:p text:style-name="P1">- L’art</text:p>
      <text:p text:style-name="P1"><text:tab/>Analyse conceptuelle</text:p>
      <text:p text:style-name="P1"><text:tab/>Thèses :</text:p>
      <text:p text:style-name="P2">- Freud, la sublimation : <text:span text:style-name="T1">Inconscient</text:span></text:p>
      <text:p text:style-name="P3">- Bergson, l’artiste comme celui qui va au-delà des apparences du langage : <text:span text:style-name="T1">Le langage</text:span></text:p>
      <text:p text:style-name="P3">- <text:span text:style-name="T3">Platon, L’art comme imitation (simulacre) : </text:span><text:span text:style-name="T2">La nature</text:span></text:p>
      <text:p text:style-name="P1"/>
      <text:p text:style-name="P1">- Le bonheur</text:p>
      <text:p text:style-name="P1"><text:tab/><text:span text:style-name="T3">Thèses :</text:span></text:p>
      <text:p text:style-name="P2">- <text:span text:style-name="T3">Pascal, L’impossibilité d’être dans le présent : </text:span><text:span text:style-name="T2">le temps</text:span></text:p>
      <text:p text:style-name="P4">- <text:span text:style-name="T3">Epicure, c’est le sage qui peut être heureux : </text:span><text:span text:style-name="T2">la raison</text:span></text:p>
      <text:p text:style-name="P8"><text:span text:style-name="T4">-</text:span><text:span text:style-name="T6"> </text:span>Texte sur l’utilitarisme : ce serait à l’État de faire notre bonheur… <text:span text:style-name="T5">L’Etat</text:span></text:p>
      <text:p text:style-name="P5"/>
      <text:p text:style-name="P1">- La conscience</text:p>
      <text:p text:style-name="P1"><text:tab/><text:span text:style-name="T4">Thèses :</text:span></text:p>
      <text:p text:style-name="P2">- <text:span text:style-name="T4">Descartes, l’existence de la conscience comme vérité première : </text:span><text:span text:style-name="T6">La vérité</text:span></text:p>
      <text:p text:style-name="P4">- <text:span text:style-name="T4">Kant : la conscience comme fondement de l’humanité et de la moralité : </text:span><text:span text:style-name="T6">La nature, le devoir</text:span></text:p>
      <text:p text:style-name="P4">- <text:span text:style-name="T9">Sartre : L’existentialisme </text:span><text:span text:style-name="T7">La liberté</text:span></text:p>
      <text:p text:style-name="P5"/>
      <text:p text:style-name="P1">- Le devoir</text:p>
      <text:p text:style-name="P1"><text:tab/><text:span text:style-name="T9">Thèses :</text:span></text:p>
      <text:p text:style-name="P2">- <text:span text:style-name="T9">Kant : impératif hypothétique et impératif catégorique : </text:span><text:span text:style-name="T7">le bonheur</text:span></text:p>
      <text:p text:style-name="P4"><text:span text:style-name="T9">- </text:span></text:p>
      <text:p text:style-name="P1"/>
      <text:p text:style-name="P1">- L’État</text:p>
      <text:p text:style-name="P1"><text:tab/><text:span text:style-name="T8">Thèses :</text:span></text:p>
      <text:p text:style-name="P1"><text:tab/><text:tab/>- <text:span text:style-name="T8">Hobbes, </text:span><text:span text:style-name="T11">le rôle de l’État </text:span></text:p>
      <text:p text:style-name="P1"><text:tab/><text:tab/>- <text:span text:style-name="T8">Marx, L’État comme superstructure</text:span></text:p>
      <text:p text:style-name="P1"/>
      <text:p text:style-name="P1">- L’inconscient</text:p>
      <text:p text:style-name="P1"/>
      <text:p text:style-name="P1"/>
      <text:p text:style-name="P1">- La justice</text:p>
      <text:p text:style-name="P11">Thèses :</text:p>
      <text:p text:style-name="P12"><text:span text:style-name="T10">- </text:span>Antigone : justice divine et justice positive : <text:span text:style-name="T5">L’État</text:span></text:p>
      <text:p text:style-name="P1"><text:span text:style-name="T7"/></text:p>
      <text:p text:style-name="P1">- Le langage</text:p>
      <text:p text:style-name="P1">- La liberté</text:p>
      <text:p text:style-name="P1">- La nature</text:p>
      <text:p text:style-name="P1">- La raison</text:p>
      <text:p text:style-name="P1">- La religion</text:p>
      <text:p text:style-name="P1"><text:soft-page-break/>- La science</text:p>
      <text:p text:style-name="P1">- La technique</text:p>
      <text:p text:style-name="P1">- Le temps</text:p>
      <text:p text:style-name="P1">- Le travail</text:p>
      <text:p text:style-name="P1">- La vérité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9T14:09:08.130000000</meta:creation-date>
    <dc:title>Page vierge</dc:title>
    <meta:generator>LibreOffice/7.2.5.2$Windows_X86_64 LibreOffice_project/499f9727c189e6ef3471021d6132d4c694f357e5</meta:generator>
    <meta:editing-duration>P1DT2H6M28S</meta:editing-duration>
    <meta:editing-cycles>3</meta:editing-cycles>
    <dc:date>2022-06-21T22:51:29.089000000</dc:date>
    <meta:document-statistic meta:table-count="0" meta:image-count="0" meta:object-count="0" meta:page-count="2" meta:paragraph-count="44" meta:word-count="223" meta:character-count="1214" meta:non-whitespace-character-count="1019"/>
    <meta:template xlink:type="simple" xlink:actuate="onRequest" xlink:title="Page vierge" xlink:href="../../../../AppData/Roaming/LibreOffice/4/user/template/Page%20vierge1.ott" meta:date="2022-06-19T14:09:07.128000000"/>
  </office:meta>
</office:document-meta>
</file>